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Head_20_1">
      <style:paragraph-properties fo:line-height="200%"/>
    </style:style>
    <style:style style:name="P3" style:family="paragraph" style:parent-style-name="Head_20_1">
      <style:paragraph-properties fo:line-height="200%"/>
      <style:text-properties officeooo:paragraph-rsid="00035b0f"/>
    </style:style>
    <style:style style:name="P4" style:family="paragraph" style:parent-style-name="Head_20_1">
      <style:paragraph-properties fo:line-height="200%"/>
      <style:text-properties officeooo:paragraph-rsid="000476df"/>
    </style:style>
    <style:style style:name="P5" style:family="paragraph" style:parent-style-name="Head_20_1">
      <style:paragraph-properties fo:line-height="200%"/>
      <style:text-properties officeooo:rsid="00035b0f" officeooo:paragraph-rsid="00035b0f"/>
    </style:style>
    <style:style style:name="P6" style:family="paragraph" style:parent-style-name="Head_20_1">
      <style:paragraph-properties fo:line-height="200%"/>
      <style:text-properties fo:font-weight="normal" officeooo:rsid="00035b0f" officeooo:paragraph-rsid="00035b0f" style:font-weight-asian="normal" style:font-weight-complex="normal"/>
    </style:style>
    <style:style style:name="P7" style:family="paragraph" style:parent-style-name="Head_20_1">
      <style:paragraph-properties fo:line-height="200%"/>
      <style:text-properties fo:font-weight="normal" officeooo:rsid="000476df" officeooo:paragraph-rsid="000476df" style:font-weight-asian="normal" style:font-weight-complex="normal"/>
    </style:style>
    <style:style style:name="P8" style:family="paragraph" style:parent-style-name="Head_20_1">
      <style:paragraph-properties fo:line-height="200%"/>
      <style:text-properties fo:font-weight="bold" officeooo:rsid="000476df" officeooo:paragraph-rsid="000476df" style:font-weight-asian="bold" style:font-weight-complex="bold"/>
    </style:style>
    <style:style style:name="P9" style:family="paragraph" style:parent-style-name="Head_20_1">
      <style:paragraph-properties fo:line-height="200%"/>
      <style:text-properties officeooo:rsid="000476df" officeooo:paragraph-rsid="000476df"/>
    </style:style>
    <style:style style:name="P10" style:family="paragraph" style:parent-style-name="Art_20_title" style:master-page-name="Standard">
      <style:paragraph-properties fo:line-height="200%" style:page-number="auto"/>
      <style:text-properties officeooo:rsid="00035b0f" officeooo:paragraph-rsid="00035b0f"/>
    </style:style>
    <style:style style:name="P11" style:family="paragraph" style:parent-style-name="Author">
      <style:paragraph-properties fo:line-height="200%"/>
      <style:text-properties officeooo:paragraph-rsid="00035b0f"/>
    </style:style>
    <style:style style:name="P12" style:family="paragraph" style:parent-style-name="Author_20_Affiliation">
      <style:paragraph-properties fo:line-height="200%"/>
    </style:style>
    <style:style style:name="P13" style:family="paragraph" style:parent-style-name="Abstract">
      <style:paragraph-properties fo:line-height="200%"/>
      <style:text-properties officeooo:rsid="00035b0f" officeooo:paragraph-rsid="00035b0f"/>
    </style:style>
    <style:style style:name="P14" style:family="paragraph" style:parent-style-name="References">
      <style:paragraph-properties fo:line-height="200%"/>
    </style:style>
    <style:style style:name="P15" style:family="paragraph" style:parent-style-name="References">
      <style:paragraph-properties fo:line-height="200%"/>
      <style:text-properties fo:color="#ff0000"/>
    </style:style>
    <style:style style:name="P16" style:family="paragraph" style:parent-style-name="Abstract_20_Head">
      <style:paragraph-properties fo:line-height="200%"/>
    </style:style>
    <style:style style:name="P17" style:family="paragraph" style:parent-style-name="Reference_20_Head">
      <style:paragraph-properties fo:line-height="200%"/>
    </style:style>
    <style:style style:name="P18" style:family="paragraph" style:parent-style-name="Reference_20_Head">
      <style:paragraph-properties fo:line-height="200%"/>
      <style:text-properties officeooo:paragraph-rsid="000476df"/>
    </style:style>
    <style:style style:name="P19" style:family="paragraph" style:parent-style-name="Reference_20_Head">
      <style:paragraph-properties fo:line-height="200%"/>
      <style:text-properties officeooo:rsid="000476df" officeooo:paragraph-rsid="000476df"/>
    </style:style>
    <style:style style:name="P20" style:family="paragraph" style:parent-style-name="Reference_20_Head">
      <style:paragraph-properties fo:line-height="200%"/>
      <style:text-properties fo:font-weight="normal" officeooo:rsid="000476df" officeooo:paragraph-rsid="000476df" style:font-weight-asian="normal" style:font-weight-complex="normal"/>
    </style:style>
    <style:style style:name="P21" style:family="paragraph" style:parent-style-name="Acknowledgment_20_Head">
      <style:paragraph-properties fo:line-height="200%"/>
    </style:style>
    <style:style style:name="P22" style:family="paragraph" style:parent-style-name="Figure_20_Caption">
      <style:paragraph-properties fo:line-height="200%"/>
      <style:text-properties officeooo:paragraph-rsid="00049a80"/>
    </style:style>
    <style:style style:name="P23" style:family="paragraph" style:parent-style-name="Figure_20_Caption">
      <style:paragraph-properties fo:line-height="200%"/>
      <style:text-properties officeooo:rsid="00049a80" officeooo:paragraph-rsid="00049a80"/>
    </style:style>
    <style:style style:name="T1" style:family="text">
      <style:text-properties style:text-position="super 58%"/>
    </style:style>
    <style:style style:name="T2" style:family="text">
      <style:text-properties style:text-position="super 58%" officeooo:rsid="00035b0f"/>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color="#ff0000"/>
    </style:style>
    <style:style style:name="T6" style:family="text">
      <style:text-properties style:text-position="sub 58%"/>
    </style:style>
    <style:style style:name="T7" style:family="text">
      <style:text-properties fo:color="#000000" fo:letter-spacing="-0.0043in"/>
    </style:style>
    <style:style style:name="T8" style:family="text">
      <style:text-properties fo:color="#00b0f0" fo:font-weight="bold" style:font-weight-asian="bold"/>
    </style:style>
    <style:style style:name="T9" style:family="text">
      <style:text-properties style:text-position="0% 100%"/>
    </style:style>
    <style:style style:name="T10" style:family="text">
      <style:text-properties style:text-position="0% 100%" officeooo:rsid="00035b0f"/>
    </style:style>
    <style:style style:name="T11" style:family="text">
      <style:text-properties style:font-name="Times New Roman1" style:font-name-asian="Times New Roman" style:font-name-complex="Times New Roman"/>
    </style:style>
    <style:style style:name="T12" style:family="text">
      <style:text-properties fo:font-weight="normal" style:font-weight-asian="normal" style:font-weight-complex="normal"/>
    </style:style>
    <style:style style:name="T13" style:family="text">
      <style:text-properties fo:font-weight="normal" officeooo:rsid="00035b0f" style:font-weight-asian="normal" style:font-weight-complex="normal"/>
    </style:style>
    <style:style style:name="T14" style:family="text">
      <style:text-properties fo:font-weight="normal" officeooo:rsid="000476df" style:font-weight-asian="normal" style:font-weight-complex="normal"/>
    </style:style>
    <style:style style:name="T15" style:family="text">
      <style:text-properties officeooo:rsid="000476df"/>
    </style:style>
    <style:style style:name="T16" style:family="text">
      <style:text-properties officeooo:rsid="00049a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apid slip-deficit rates at the eastern margin of the Tibetan plateau prior to the 2008 M<text:span text:style-name="T6">W</text:span> 7.9 Wenchuan earthquake</text:p>
      <text:p text:style-name="P11"><text:span text:style-name="T10">T. Ben Thompson</text:span><text:span text:style-name="T2">1</text:span><text:span text:style-name="T10">, Andreas Plesch</text:span><text:span text:style-name="T2">1</text:span><text:span text:style-name="T10">, John H. Shaw</text:span><text:span text:style-name="T2">1</text:span><text:span text:style-name="T10">, Brendan J. Meade</text:span><text:span text:style-name="T1">1</text:span></text:p>
      <text:p text:style-name="P12"><text:span text:style-name="T1">1</text:span><text:span text:style-name="T10">Department of Earth and Planetary Sciences, Harvard University, 20 Oxford St., Cambridge, MA 02138</text:span></text:p>
      <text:p text:style-name="P16">ABSTRACT</text:p>
      <text:p text:style-name="P13">The Longmen Shan is the steepest topographic front assocated with the India-Asia collision and was the site of the M<text:span text:style-name="T6">W</text:span> 7.9 <text:s/>Wenchuan earthquake. Shortening estimates across the Longmen Shan provide strain accumulation rates and clarify the eastward extrusion of the Tibetan plateau. Here, to explain the interseismic GPS velocities across the greater Longmen Shan region, we develop a boundary element model including earthquake cycle effects, topography, the westward dipping Beichuan fault, and a ~20 km deep, shallowly dipping, detachment. The detachment is inferred from observations of slip during and after the Wenchuan earthquake and from structural considerations. Previous analyses which neglected the detachment and earthquake cycle effects have found shortening rates near zero. In contrast, we find that interseismic GPS data are consistent with a shortening rate of 5.7 <text:span text:style-name="T11">± </text:span>1.5 mm/yr and maximum surface slip-deficit rate of 9.5 <text:span text:style-name="T11">± </text:span>2.5 mm/yr. This model provides a unified interpretation of geodetic deformation throughout the earthquake cycle and suggests that the Longmen Shan is an active fold-and-thrust belt with Wenchuan style earthquake recurrence intervals of as short as 600 years.</text:p>
      <text:p text:style-name="P5"><text:span text:style-name="T15">1. </text:span>Introduction</text:p>
      <text:p text:style-name="P6"><text:soft-page-break/><text:tab/>The Longmen Shan range is the steepest margin of the Tibetan Plateau rising 5 km over a distance of only 30 km at the western edge of the Sichuan Basin. In 2008, the M<text:span text:style-name="T6">W</text:span> 7.9 Wenchuan earthquake ruptured the Beichan and Penguan rangefront thrusts ∼250 km along strike, leading to approximately 70,000 fatalities (Hubbard and Shaw, 2009; Xu et al., 2009; Lin et al., 2009). The energy release associated with the Wenchuan earthquake requires a complimentary period of strain accumulation. However, interseismic GPS velocities measured prior to the occurence of the Wenchuan earthquake have been interpreted as indicating neglible shortening (King et al., 1997; Chen et al., 2000; Shen et al., 2005; Meade, 2007b; Loveless and Meade, 2011). This apparent lack of present-day shortening across the steepest topography of the India-Asia collision has been hypothesized to result from lower crustal inflation tectonic model for the eastern Tibetan Plateau (Royden et al., 1997; Bird, 1991; Burchfiel et al., 2008; Clark and Royden, 2000). But, these models do not provide a mechanism for accumulating the elastic strain released coseismically during the Wenchuan earthquake, nor do they explain the significant crustal shortening and active geologic structures along the range front (Hubbard et al., 2010; Li et al., 2010; Wang et al., 2013, 2014). Recent observations of co- and post-seismic slip on a deep detachment to the west of the Beichuan fault (Qi et al., 2011; Fielding et al., 2013) motivate a new model of Longmen Shan interseismic shortening that includes a locked detachment.</text:p>
      <text:p text:style-name="P3"><text:span text:style-name="T13"><text:tab/>Previous estimates of geodetically constrained shortening and slip-deficit rates in the Longmen Shan region can be categorized into those that either: 1) do not explicitly treatearthquake cycle effects, (Chen et al., 2000; Shen et al., 2005; Thatcher, 2007) or 2) those that use block models, with a first order quasi-static approximation of earthquake cycle effects but coarse representations of fault system geometry (Meade, 2007b; Loveless and Meade, 2011;Burchfiel et al., 2008). The inferred slip-deficit rates range from 0.0 mm/yr (Thatcher, 2007) to </text:span><text:soft-page-break/><text:span text:style-name="T13">3.2 mm/yr (Loveless and Meade, 2011), with all analyses reporting significant strain 100-200 km northwest of the Longmen Shan in a region termed the Songpan-Xihe deformation</text:span></text:p>
      <text:p text:style-name="P5"><text:span text:style-name="T15">2. </text:span>Geodetic analysis of Longmen Shan shortening and slip deficit rates</text:p>
      <text:p text:style-name="P6"><text:tab/>The geometry of the Beichuan fault and the detachment to the west has been inferred from structural interpretations (Hubbard et al., 2010) and seismic reflections observations (Zhang et al., 2009; Guo et al., 2013). The Beichuan fault is part of an imbricate thrust system, with fault dips steepening to the northwest. Structural imbrication is typically produced by stacked listric faults that sole to detachments. Furthermore, the large synclinorium parallel to, and west of, the Beichuan fault is consistent with the Beichuan fault shallowing to a detachment based on fault-bend folding theory (Hubbard et al., 2010; Suppe, 1983). In our model, the range-front Beichuan fault dips steeply at ∼60<text:span text:style-name="T11">°</text:span> at its surface trace shallowing to sub-horizontal ∼20 km depth where it merges with the detachment surface. At 15 km depth, a 35<text:span text:style-name="T11">°</text:span> dip is consistent with focal mechanism inversions (Hubbard et al., 2010). Extrapolating from the regional dip of the Sichuan Basin as it extends beneath the Longmenshan range front (Hubbard et al., 2010; Guo et al., 2013), the detachment in our model dips ∼1.5<text:span text:style-name="T11">°</text:span> from an initial depth of 20 km to a depth of 23 km at a distance of 110 km to the northwest. The depth, dip, and extent of the detachment are similar to the best-fitting surface found by Qi et al. (2011) in fitting the co- and post-seismic slip of the Wenchuan earthquake. For our interseismic shortening and slip-deficit models we use an idealized two-dimensional representation of these fault surfaces (Figure 1). </text:p>
      <text:p text:style-name="P6"><text:tab/>The inference that a 20 km deep detachment slipped, either co- or post-seismically, at distances up to 100 km from the range-front (Qi et al., 2011), necessitates including interseismic GPS velocities at a similar distance into the interior of the Tibetan Plateau (Figure 1). We analyze interseismic GPS velocities measured during the decade prior to the Wenchuan earthquake (Gan <text:soft-page-break/>et al., 2007), in a nominally Eurasian reference frame (Apel et al., 2006). We exclude velocities that are near other major active structures including the Xianshuihe and Kunlun faults (Figure 1).</text:p>
      <text:p text:style-name="P6"><text:tab/>To model both the tectonic and earthquake cycle processes contributing to these interseismic GPS data, we use a quasistatic elastic boundary element software under active development. An important feature of our tool is the inclusion of accurate surface topography in steep mountainous regions or Earth curvature in large-scale problems. Previous boundary element methods in the earth sciences (Thomas, 1993; Cooke and Dair, 2011; Maerten et al., 2014) have been based on analytic integrations of rectangular or triangular slip surfaces (Okada, 1992; Meade, 2007a). These analytic formulae normally assume an infinite half-space geometry and piecewise constant slip. Even so, they are time consuming to derive. To avoid these limitations, the basis for our boundary element formulation is numerical quadrature of the integrals in the full-space elastic Somigliana identity (Cruse, 1969). The difficulty in this approach is that straightforward quadrature methods (for example, Gaussian quadrature) assume a smooth integrand. For observation points on or very close to a surface, including the free surface, the integrand is singular. We resolve this problem by evaluating singular integrals as the limit of a sequence of non-singular integrals. This approach is similar to analytical limit-to-the-boundary methods (Sutradhar et al., 2008) and series-expansion methods (Kl<text:span text:style-name="T11">ö</text:span>ckner et al., 2013). Our tests of relative error show that this quadrature-based method can match, to arbitrary precision, analytically derived half-space solutions and is free of the singularities present in those solutions. This entirely numerical boundary element method allows for complete flexibility in representing both variable surface topography and complex fault system geometeries. The steep topography of the Longmen Shan rangefront is included via the SRTM30 PLUS digital elevation dataset (Becker et al., 2009).</text:p>
      <text:p text:style-name="P6"><text:soft-page-break/><text:tab/>Using this boundary element model, we solve for the single best-fitting shortening rate between the Tibetan Plateau and the Sichuan Basin while maintaining kinematic consistencyusing a two-dimensional block formulation. In the block formulation, the slip-deficit rate on the fault, s<text:span text:style-name="T6">sd</text:span>, is related to the local fault dip, δ, and total convergence rate, v<text:span text:style-name="T6">0</text:span>, by s<text:span text:style-name="T6">sd</text:span> = v<text:span text:style-name="T6">0</text:span> / <text:span text:style-name="T4">cos</text:span> δ (McCaffrey, 2002; Meade and Hager, 2005). As a result, slip-deficit rates are strictly larger than shortening rates to maintain smoothly varying horizontal surface velocities. The average interseismic slip-deficit on the fault geometry is subtracted from block motion to calculate the interseismic velocity profile (Savage, 1983; Meade and Hager, 2005).</text:p>
      <text:p text:style-name="P6"><text:tab/>The velocity gradient across the Longmen Shan rangefront is negligible (Figure 2a). To fit these observed near-field data, any planar or listric geometry with interseismic locking limited to the range-front (for example, a Beichuan-only fault geometry) would require near-zero slip-deficit rates. Such a model is inconsistent with slip during the Wenchuan earthquake on the Beichuan and Penguan faults and with geologic estimates of significant shortening (Hubbard et al., 2010; Li et al., 2010; Wang et al., 2013, 2014). It is also inconsistent with co- and post-seismic slip on the detachment (Qi et al., 2011; Fielding et al., 2013).</text:p>
      <text:p text:style-name="P6"><text:tab/>The inclusion of a locked detachment, however, shifts the predicted location of the steep interseismic velocity gradient far to the northwest (Figure 2a). When including a locked detachment, the least squares best-fit shortening rate for the Longmen Shan region is 5.7 ± 1.5 mm/yr. The spatial distribution of interseismic deformation is affected by the fault geometry and kinematic consistency constraints and represented in terms of the slip-deficit rate which ranges from 6.0 mm/yr on the deep detachment to 9.5 mm/yr at the surface trace of the Beichuan fault (Figure 2b). Figure 2c shows the horizontal velocities as a function of depth, demonstrating that the velocity gradients derive from a locked to creeping transition at the detachment tip. The <text:soft-page-break/>smoothing behavior of an elastic Earth prevents distinguishing between a sharp drop in slip-deficit and a gradual change over many kilometers. These results demonstrate a mechanism for a distinct interseismic strain accumulation to be most clearly manifest far from the range-front structures on which coseismic slip is greatest.</text:p>
      <text:p text:style-name="P6"><text:tab/>The primary uncertainty in our shortening estimate is the lack of good constraints on the detachment geometry in the hinterland. However, assuming the geometry is correct, two further forms of error are evident. First, the uncertainty in true interseismic velocities is propagated through to the estimated shortening, resulting in the gray region of uncertainty in Figure 2a. Further, the sparsity of observations suggests that certain observations may have undue influence on the shortening estimate. Excluding the northwest-most observation decreases the best-fit shortening to 3.9 ± 1.9 mm/yr, with a near-surface slip-deficit rate of 6.5 (give uncertainty) mm/yr on the Beichuan fault. The least squares uncertainty is increased (from 1.5 mm/yr to 1.9 mm/yr) because the northwestern portion of velocities are poorly constrained once the observation is excluded. This northwestern-most observation is adjacent to the Longriba fault, and thus may be impacted by interseismic strain accumulation on this structure. However, the Longriba fault is primarily a dextral strike-slip fault (Ren et al., 2013), so it’s influence should be predominantly orthogonal to the profile parallel velocities we examine here.</text:p>
      <text:p text:style-name="P6"><text:tab/>To further quantify the sensitivity of slip-deficit rate estimates to variability in data selection we perform a complete case resampling bootstrap shortening and slip-deficit rates are calculated for all possible subsets of the observed GPS velocities. There only 2<text:span text:style-name="T1">20</text:span> = 1,048,576 possible subsets of the observations (Figure 3). We sample jointly from this distribution and the distribution of surface-area weighted fault depths. This analysis demonstrates that the majority of the slip-deficit-depth probability landscape lies at slip-deficit rates between 4 and 6 mm/yr. In the <text:soft-page-break/>steepest, near-surface portion of the rangefront has minimum slip-deficit rates of ∼6 mm/yr, with an ∼25% chance of slip-deficit rates above 10 mm/yr (Figure 3). This geodetically constrained slip deficit rate can provide a mechanism for the rapid loading of the faults which exhibited 5-7 m of near-surface coseismic slip during the Wenchuan earthquake (Xu et al., 2009; Shen et al., 2009).</text:p>
      <text:p text:style-name="P6"><text:tab/>We also quantify the effect of explicitly treating surface topography by comparing models</text:p>
      <text:p text:style-name="P6">with and without surface topography, the local minimum in velocity (Figure 2a) northwest</text:p>
      <text:p text:style-name="P6">of the Beichuan is identified as the main topographically-influenced feature. Despite the</text:p>
      <text:p text:style-name="P6">~15% effect, geodetic analyses in steep regions should consider topographic effects to avoid</text:p>
      <text:p text:style-name="P6">systematic bias. The effects may be more pronounced with a shallower fault dip or for</text:p>
      <text:p text:style-name="P6">coseismic displacements where deformation is localized in regions of steep topography.</text:p>
      <text:p text:style-name="P8">3. Implications for the Longmen Shan earthquake cycle</text:p>
      <text:p text:style-name="P7">The fundamental effect of allowing a 20 km deep detachment to accumulate and release elastic strain through the earthquake cycle is the lack of a range-front geodetic signature despite the significant (5 - 10 mm/yr) slip-deficit rate (2a). Locking on the deep detachment obscures the signal of deformation on range-front faults. The interseismic deformation is much more broadly distributed across over 300 kilometers. According to this model, interseismically, the easternmost Tibetan Plateau moves cohesively with the Sichuan Basin, whereas coseismic slip is concentrated at the boundary between these two blocks.</text:p>
      <text:p text:style-name="P4"><text:span text:style-name="T14"><text:tab/>Prior analyses of interseismic deformation at the Longmen Shan including the effects of dipping fault system geometry and earthquake cycle effects have been limited (Loveless and Meade, 2011; Qi et al., 2011; Hao et al., 2014). Of these only the three-dimensional block model of Loveless and Meade (2011) is kinematically consistent (Minster and Jordan, 1987; McCaffrey, </text:span><text:soft-page-break/><text:span text:style-name="T14">2002; Meade and Hager, 2005). Compared to their estimated slip rateof 3.2 mm/yr, our estimate is 2.5x as large. Their calculations indicate a maximum 37% likelihood of internal block strain west of the Longmen Shan region (Loveless and Meade, 2011). Attributing that block-internal strain to a deep detachment instead can explain the discrepancy between the two models. Our model of far-field deformation is also consistent with a similar detachment model of leveling and GPS-based uplift rates (Hao et al., 2014). The vertical velocities they measure increase from the Longmen Shan rangefront until peaking 50 km southeast of the Longriba fault zone at approximately 3.5 mm/yr of uplift. The Longriba fault zone has the wrong slip-sense (thrusting up to the south-east, (Ren et al., 2013)) to accomodate such vertical deformation. No other identified structures are nearby.</text:span></text:p>
      <text:p text:style-name="P4"><text:span text:style-name="T14"><text:tab/>The velocity gradient which we link to the physics of the earthquake cycle and mapped fault system geometry has been alternatively asserted to represent distributed strain across the eastern Tibetan Plateau (Royden et al., 2008). Relatedly, Kirby et al. (2007) study an eastward decrease in interseismic velocities across the Kunlun fault. They conclude that the decline in slip-rate must be attributed to internal deformation. Further, fast erosion and inferred uplift rates have been used to support lower crustal inflation models in the absence of shortening (Kirby, 2003). All of these features can be explained with slip accomodated by a wide eastern Tibetan fold-and-thrust system, a suggestion supported by the continuation of shortening north from the Longmen Shan onto the Huya (Kirby et al., 2000) and Min Jiang faults (Chen and Wilson, 1994).</text:span></text:p>
      <text:p text:style-name="P9"><text:span text:style-name="T12"><text:tab/>While we have explained the observed broad GPS interseismic velocity gradient as a result of a locked fault geometry including a deep detachment, we have not addressed when accumulated slip-deficit on the deep detachment is released. Geodetically constrained estimates of co- and post-seismic slip shows up to 5 m of slip on a deep detachment (Qi et al., 2011). Our </text:span><text:soft-page-break/><text:span text:style-name="T12">data analysis depends on the detachment being locked during the period of data collection from 1998 to 2004 (Gan et al., 2007). In addition to coseismic and short-term postseismic activity on the detachment, it is possible that intermittent aseismic slip could be an important mode of strain release. This is difficult to observationally constrain given that intersimsic GPS observations cover, at best, 6% of a complete Longmen Shan earthquake cycle. Seismicity is approximately limited to the upper 20 km of crust in the range-front (Li et al., 2010). Using steady-state critical taper wedge theory (Dahlen, 1990), with a internal coefficient of friction of 0.7, a cohesion of 5 MPa, and a hydrostatic fluid pressure, we find a basal friction coefficient of 0.08. This is comparable to estimates of friction on the low-angle detachment system beneath the Longmen Shan foreland (Hubbard et al., 2010), indicating a very weak fault over long time-periods. On the other hand, the surface area and shortening rate of the detachment could sustain very large earthquakes if slip is released coseismically. Specifically, if 100 km down-dip and 300 km along-strike were to slip 4 meters, similar to average slip during the Wenchuan earthquake, a Mw 8.4 rupture would be produced.</text:span></text:p>
      <text:p text:style-name="P9"><text:span text:style-name="T12"><text:tab/>The 6-9 mm/yr slip-deficit rates estimated here can be used to provide a new kinematic constraint on earthquake recurrence intervals at the Longmen Shan (Figure 4). Our shortening estimate suggests a recurrence interval for Wenchuan-like ruptures between 470 and 800 years (best fit: 590 years), with much shorter recurrence intervals for smaller events. This contrasts with the average recurrence of 2000 years inferred from paleoseismic field investigations for the Beichuan fault (Ran et al., 2010). The 6-9 mm/yr slip-deficit rate estimated here would imply Mw 9.0 ruptures for that recurrence interval, which would seemingly require an along strike rupture equal to or greater than the ∼300 km along strike length of the Longmen Shan. However, our slip-deficit estimate could include the effects of other imbricated structures, such as the </text:span><text:soft-page-break/><text:span text:style-name="T12">Range Front blind thrust (Hubbard et al., 2010; Wang et al., 2014). As a result our estimate is a system-wide estimate while paleoseismic estimates have focused on the analysis of individual thrust faults.</text:span></text:p>
      <text:p text:style-name="P4"><text:span text:style-name="T14"><text:tab/>The earthquake recurrence intervals calculated above may be considered a lower bound. First, coseismic, interseismic, and geologic slip estimates include a significant component of strike-slip motion (Shen et al., 2009; Qi et al., 2011; Densmore et al., 2007; Meade, 2007a; Loveless and Meade, 2011), while we consider an idealized case of fault normal motion only. Second, our two-dimensional model assumes plane strain conditions which will result in under-estimates of the shortening required to produce far-field velocities. This is because the plane strain simplification is equivalent to assuming the fault geometry extends infinitely far along strike. Third, the modeled thrust is the steeply dipping Beichuan fault. The foreland Range Front thrust or the shallow detachment beneath Chengdu dip more shallowly (Hubbard et al., 2010), producing a greater total moment deficit. Finally, the slip-deficit rate estimates may be low due to being estimated late in the earthquake cycle (i.e., in the decade prior to the Wenchuan earthquake) when viscoelastic effects may further contribute to a low near fault trace velocity gradient (Savage, 2000).</text:span></text:p>
      <text:p text:style-name="P8">Conclusion</text:p>
      <text:p text:style-name="P7"><text:tab/>Previous inferences of near-zero interseismic shortening estimates at the Longmen Shan have been difficult to reconcile with the large-moment of the Wenchuan earthquake, very steep topography, structural interpretations indicating fold-and-thrust geometry, and fast erosion rates. We offer a possible resolution to this conflict by including earthquake cycle effects associated with interseismic locking on the Beichuan fault and a 20 km deep detachment to the west. Our revised interseismic shortening rate is 5.7 ± 1.5 mm/yr with on-fault slip-deficit rates up to 9.5 <text:soft-page-break/>mm/yr near the surface where the Beichuan fault is most steeply dipping. The model demonstrates that interseismic strain accumulation may be spatially disjoint from coseismic strain release, emphasizing that accurate fault system geometries are critical in the analysis of geodetic data. The boundary element model presented here unifies geodetic models of coseismic, postseismic and interseismic crustal deformation across the greater Longmen Shan region and suggests that, with current loading rates, Wenchuan-like earthquakes may occur as frequently as every 600 years.</text:p>
      <text:p text:style-name="P21"/>
      <text:p text:style-name="P17">REFERENCES CITED</text:p>
      <text:p text:style-name="P20">Apel, E.V., Burgmann, R., Steblov, G., Vasilenko, N., King, R., and Prytkov, A., 2006,</text:p>
      <text:p text:style-name="P20">Independent active microplate tectonics of northeast Asia from GPS velocities and block</text:p>
      <text:p text:style-name="P20">modeling: Geophysical Research Letters, v. 33, L11303, doi:10.1029/2006GL026077.</text:p>
      <text:p text:style-name="P20"/>
      <text:p text:style-name="P20">Becker, J.J., Sandwell, D.T., Smith, W.H.F., Braud, J., Binder, B., Depner, J., Fabre, D., Factor, J., Ingalls, S., Kim, S.H., Ladner, R., Marks, K., Nelson, S., Pharaoh, A., Trimmer, R., Von Rosenberg, J., Wallace, G., and Weatherall, P., 2009, Global Bathymetry and Elevation Data at 30 Arc Seconds Resolution: SRTM30 PLUS: Marine Geodesy, v. 32, no. 4, p. 355–371, doi:10.1080/01490410903297766.</text:p>
      <text:p text:style-name="P20"/>
      <text:p text:style-name="P20">Bird, P., 1991, Lateral Extrusion of Lower Crust from under High Topography, in the Isostatic Limit: Journal of Geophysical Research-Solid Earth, v. 96, no. B6, p. 10,275–10,286.</text:p>
      <text:p text:style-name="P20"/>
      <text:p text:style-name="P20"><text:soft-page-break/>Burchfiel, B., Royden, L., van der Hilst, R., Hager, B., Chen, Z., King, R., Li, C., Lu, J., Yao, H., and Kirby, E., 2008, A geological and geophysical context for the Wenchuan earthquake of 12 May 2008, Sichuan, People’s Republic of China: GSA Today, v. 18, no. 7, p. 4, doi:10.1130/GSATG18A.1.</text:p>
      <text:p text:style-name="P20"/>
      <text:p text:style-name="P20">Chen, S., and Wilson, C., 1994, Active faulting and block movement associated with large earthquakes in the Min Shan and Longmen Mountains, northeastern Tibetan Plateau: Journal of Geophysical Research: Solid Earth, v. 99, no. B12, p. 24,025–24,038.</text:p>
      <text:p text:style-name="P20"/>
      <text:p text:style-name="P20">Chen, Z., Burchfiel, B.C., Liu, Y., King, R.W., Royden, L.H., Tang, W., Wang, E., Zhao, J., and Zhang, X., 2000, Global Positioning System measurements from eastern Tibet and their implications for India/Eurasia intercontinental deformation: Journal of Geophysical Research-Solid Earth, v. 105, no. B7, p. 16,215–16,227.</text:p>
      <text:p text:style-name="P20"/>
      <text:p text:style-name="P20">Clark, M., and Royden, L., 2000, Topographic ooze: Building the eastern margin of Tibet by lower crustal flow: Geology, v. 28, no. 8, p. 703–706.</text:p>
      <text:p text:style-name="P20"/>
      <text:p text:style-name="P20">Cooke, M.L., and Dair, L.C., 2011, Simulating the recent evolution of the southern big bend of the San Andreas fault, Southern California: Journal of Geophysical Research, v. 116, no. B4, p. B04,405, doi:10.1029/2010JB007835.</text:p>
      <text:p text:style-name="P20"/>
      <text:p text:style-name="P20">Cruse, T., 1969, Numerical solutions in three dimensional elastostatics: International Journal of Solids and Structures, v. 5, p. 1259–1274.</text:p>
      <text:p text:style-name="P20"><text:soft-page-break/></text:p>
      <text:p text:style-name="P20">Dahlen, F.A., 1990, Critical Taper Model of Fold-and-Thrust Belts and Accretionary Wedges: Annual Review of Earth and Planetary Sciences, v. 18, p. 55–99.</text:p>
      <text:p text:style-name="P20"></text:p>
      <text:p text:style-name="P20">Densmore, A.L., Ellis, M.A., Li, Y., Zhou, R., Hancock, G.S., and Richardson, N., 2007, Active tectonics of the Beichuan and Pengguan faults at the eastern margin of the Tibetan Plateau: Tectonics, v. 26, no. 4, doi:10.1029/2006TC001987.</text:p>
      <text:p text:style-name="P20"/>
      <text:p text:style-name="P20">Fielding, E.J., Sladen, A., Li, Z., Avouac, J.P., Burgmann, R., and Ryder, I., 2013, Kinematic fault slip evolution source models of the 2008 M7.9 Wenchuan earthquake in China from SAR interferometry, GPS and teleseismic analysis and implications for Longmen Shan tectonics: Geophysical Journal International, v. 194, no. 2, p. 1138–1166, doi:10.1093/gji/ggt155.</text:p>
      <text:p text:style-name="P20"/>
      <text:p text:style-name="P20">Gan, W., Zhang, P., Shen, Z.K., Niu, Z., Wang, M., Wan, Y., Zhou, D., and Cheng, J., 2007,Present-day crustal motion within the Tibetan Plateau inferred from GPS measurements: Journal of Geophysical Research, v. 112, doi:10.1029/2005JB004120.</text:p>
      <text:p text:style-name="P20"/>
      <text:p text:style-name="P20">Guo, X., Gao, R., Randy Keller, G., Xu, X., Wang, H., and Li, W., 2013, Imaging the crustal structure beneath the eastern Tibetan Plateau and implications for the uplift of the Longmen Shan range: Earth and Planetary Science Letters, v. 379, p. 72–80, doi:10.1016/j.epsl.2013.08.005.</text:p>
      <text:p text:style-name="P20"/>
      <text:p text:style-name="P20"><text:soft-page-break/>Hao, M., Wang, Q., Shen, Z., Cui, D., Ji, L., Li, Y., and Qin, S., 2014, Present day crustal vertical movement inferred from precise leveling data in eastern margin of Tibetan Plateau: Tectonophysics, doi:10.1016/j.tecto.2014.06.016.</text:p>
      <text:p text:style-name="P20"/>
      <text:p text:style-name="P20">Hubbard, J., Shaw, J.H., and Klinger, Y., 2010, Structural Setting of the 2008 Mw 7.9 Wenchuan, China, Earthquake: Bulletin of the Seismological Society of America, v. 100, no. 5B, p. 2713–2735, doi:10.1785/0120090341.</text:p>
      <text:p text:style-name="P20"/>
      <text:p text:style-name="P20">Hubbard, J., and Shaw, J.H., 2009, Uplift of the Longmen Shan and Tibetan plateau, and the 2008 Wenchuan (M = 7.9) earthquake.: Nature, v. 458, no. 7235, p. 194–7, doi: 10.1038/nature07837.</text:p>
      <text:p text:style-name="P20"></text:p>
      <text:p text:style-name="P20">King, R.W., Shen, F., Burchfiel, B.C., Royden, L.H., Wang, E.C., Chen, Z.L., Liu, Y.P., Zhang, X.Y., Zhao, J.X., and Li, Y.L., 1997, Geodetic measurement of crustal motion in southwest China: Geology, v. 25, no. 2, p. 179–182.</text:p>
      <text:p text:style-name="P20"/>
      <text:p text:style-name="P20">Kirby, E., 2003, Distribution of active rock uplift along the eastern margin of the Tibetan Plateau: Inferences from bedrock channel longitudinal profiles: Journal of Geophysical Research, v. 108, no. B4, p. 2217, doi:10.1029/2001JB000861.</text:p>
      <text:p text:style-name="P20"/>
      <text:p text:style-name="P20">Kirby, E., Harkins, N., Wang, E., Shi, X., Fan, C., and Burbank, D., 2007, Slip rate gradients along the eastern Kunlun fault: Tectonics, v. 26, TC2010, doi:10.1029/2006TC002033.</text:p>
      <text:p text:style-name="P20"/>
      <text:p text:style-name="P20"><text:soft-page-break/>Kirby, E., Whipple, K.X., Burchfiel, B.C., Tang, W., Berger, G., Sun, Z., and Chen, Z., 2000, Neotectonics of the Min Shan, China: Implications for mechanisms driving Quaternary deformation along the eastern margin of the Tibetan Plateau: Geological Society of America Bulletin, v. 112, no. 3, p. 375–393</text:p>
      <text:p text:style-name="P20"/>
      <text:p text:style-name="P20">Klockner, A., Barnett, A., Greengard, L., and O’Neil;, M., 2013, Quadrature by expansion: a new method for the evaluation of layer potentials: Journal of Computational Physics, v. 252, p. 332–349, doi:10.1016/j.jcp.2013.06.027.</text:p>
      <text:p text:style-name="P20"/>
      <text:p text:style-name="P18"><text:span text:style-name="T14">Li, Y., Jia, D., Shaw, J.H., Hubbard, J., Lin, A., Wang, M., Luo, L., Li, H., and Wu, L., 2010, Structural interpretation of the coseismic faults of the Wenchuan earthquake: Three-dimensional modeling of the Longmen Shan fold-and-thrust belt: Journal of Geophysical Research-Solid Earth, v. 115, no. B4, p. B04,317, doi:10.1029/2009JB006824.</text:span></text:p>
      <text:p text:style-name="P18"><text:span text:style-name="T14"/></text:p>
      <text:p text:style-name="P19"><text:span text:style-name="T12">Lin, A., Ren, Z., Jia, D., and Wu, X., 2009, Co-seismic thrusting rupture and slip distributionproduced by the 2008 Mw 7.9 Wenchuan earthquake, China: Tectonophysics, v. 471, no. 3-4, p. 203–215, doi:10.1016/j.tecto.2009.02.014.</text:span></text:p>
      <text:p text:style-name="P19"><text:span text:style-name="T12"/></text:p>
      <text:p text:style-name="P19"><text:span text:style-name="T12">Loveless, J., and Meade, B., 2011, Partitioning of localized and diffuse deformation in theTibetan Plateau from joint inversions of geologic and geodetic observations: Earth and Planetary Science Letters, v. 303, no. 1-2, p. 11–24, doi:10.1016/j.epsl.2010.12.014.</text:span></text:p>
      <text:p text:style-name="P19"/>
      <text:p text:style-name="P19"><text:soft-page-break/><text:span text:style-name="T12">Maerten, F., Maerten, L., and Pollard, D., 2014, iBem3D, a three-dimensional iterative boundary element method using angular dislocations for modeling geologic structures: Computers &amp; Geosciences, doi:10.1016/j.cageo.2014.06.007.</text:span></text:p>
      <text:p text:style-name="P19"><text:span text:style-name="T12"/></text:p>
      <text:p text:style-name="P19"><text:span text:style-name="T12">McCaffrey, R., 2002, Crustal block rotations and plate coupling, in Stein, S., and Freymueller, J.T., eds., Plate Boundary Zones, Geodynamics Series, v. 30: American Geophysical Union, p. 101–122, doi:10.1029/030GD06.</text:span></text:p>
      <text:p text:style-name="P19"><text:span text:style-name="T12"/></text:p>
      <text:p text:style-name="P19"><text:span text:style-name="T12">Meade, B.J., 2007a, Algorithms for the calculation of exact displacements, strains, and stresses for triangular dislocation elements in a uniform elastic half space: Computers &amp; Geosciences, v. 33, no. 8, p. 1064–1075, doi:10.1016/j.cageo.2006.12.003.</text:span></text:p>
      <text:p text:style-name="P19"><text:span text:style-name="T12"/></text:p>
      <text:p text:style-name="P19"><text:span text:style-name="T12">Meade, B.J., 2007b, Present-day kinematics at the India-Asia collision zone: Geology, v. 35, no. 1, p. 81–84, doi:10.1130/G22924A.1.</text:span></text:p>
      <text:p text:style-name="P19"><text:span text:style-name="T12"/></text:p>
      <text:p text:style-name="P19"><text:span text:style-name="T12">Meade, B.J., and Hager, B.H., 2005, Block models of crustal motion in southern Californiaconstrained by GPS measurements: Journal of Geophysical Research, v. 110, no. B3, p. B03,403, doi:10.1029/2004JB003209.</text:span></text:p>
      <text:p text:style-name="P19"><text:span text:style-name="T12"/></text:p>
      <text:p text:style-name="P19"><text:span text:style-name="T12">Minster, J.B., and Jordan, T.H., 1987, Vector Constraints on Western United-States Deformation from Space Geodesy, Neotectonics, and Plate Motions: Journal of Geophysical Research, v. 92, no. B6, p. 4798–4804.</text:span></text:p>
      <text:p text:style-name="P19"><text:span text:style-name="T12"/></text:p>
      <text:p text:style-name="P19"><text:soft-page-break/><text:span text:style-name="T12">Okada, Y., 1992, Internal deformation due to shear and tensile faults in a half-space: Bulletin of the Seismological Society of America, v. 82, no. 2, p. 1018–1040. </text:span></text:p>
      <text:p text:style-name="P19"/>
      <text:p text:style-name="P19"><text:span text:style-name="T12">Qi, W., Xuejun, Q., Qigui, L., Freymueller, J., Shaomin, Y., Caijun, X., Yonglin, Y., Xinzhao, Y., Kai, T., and Gang, C., 2011, Rupture of deep faults in the 2008 Wenchuan earthquake and uplift of the Longmen Shan: Nature Geoscience, v. 4, no. 9, p. 634–640, doi:10.1038/NGEO1210.</text:span></text:p>
      <text:p text:style-name="P19"><text:span text:style-name="T12"/></text:p>
      <text:p text:style-name="P19"><text:span text:style-name="T12">Ran, Y., Chen, L., Chen, J., Wang, H., Chen, G., Yin, J., Shi, X., Li, C., and Xu, X., 2010, Paleoseismic evidence and repeat time of large earthquakes at three sites along the Longmenshan fault zone: Tectonophysics, v. 491, no. 1-4, p. 141–153, doi: 10.1016/j.tecto.2010.01.009.</text:span></text:p>
      <text:p text:style-name="P19"><text:span text:style-name="T12"/></text:p>
      <text:p text:style-name="P19"><text:span text:style-name="T12">Ren, J., Xu, X., Yeats, R.S., and Zhang, S., 2013, Latest Quaternary paleoseismology and slip rates of the Longriba fault zone, eastern Tibet: Implications for fault behavior and strain partitioning: Tectonics, v. 32, no. 2, p. 216–238, doi:10.1002/tect.20029.</text:span></text:p>
      <text:p text:style-name="P19"><text:span text:style-name="T12"/></text:p>
      <text:p text:style-name="P19"><text:span text:style-name="T12">Royden, L.H., Burchfiel, B.C., King, R.W., Wang, E., Chen, Z.L., Shen, F., and Liu, Y.P., 1997, Surface deformation and lower crustal flow in eastern Tibet: Science, v. 276, no. 5313, p. 788–790.</text:span></text:p>
      <text:p text:style-name="P19"><text:span text:style-name="T12"/></text:p>
      <text:p text:style-name="P19"><text:span text:style-name="T12">Royden, L., Burchfiel, B., and van der Hilst, R., 2008, The geological evolution of the Tibetan Plateau: Science, v. 1054, doi:10.1126/science.1155371.</text:span></text:p>
      <text:p text:style-name="P19"><text:span text:style-name="T12"/></text:p>
      <text:p text:style-name="P19"><text:soft-page-break/><text:span text:style-name="T12">Savage, J.C., 1983, A dislocation model of strain accumulation and release at a subduction zone: Journal of Geophysical Research, v. 88, no. B6, p. 4984–4996.</text:span></text:p>
      <text:p text:style-name="P19"><text:span text:style-name="T12"/></text:p>
      <text:p text:style-name="P19"><text:span text:style-name="T12">Savage, J., 2000, Viscoelastic-coupling model for the earthquake cycle driven from below:Journal of Geophysical Research, v. 105, no. B11, p. 25,525–25,532.</text:span></text:p>
      <text:p text:style-name="P19"/>
      <text:p text:style-name="P19"><text:span text:style-name="T12">Shen, Z.K., Lu, J.N., Wang, M., and Burgmann, R., 2005, Contemporary crustal deformation around the southeast borderland of the Tibetan Plateau: Journal of Geophysical Research, v. 110, no. B11, B11409, doi:10.1029/2004JB003421.</text:span></text:p>
      <text:p text:style-name="P19"><text:span text:style-name="T12"/></text:p>
      <text:p text:style-name="P19"><text:span text:style-name="T12">Shen, Z.K., Sun, J., Zhang, P., Wan, Y., Wang, M., Burgmann, R., Zeng, Y., Gan, W., Liao, H., and Wang, Q., 2009, Slip maxima at fault junctions and rupturing of barriers during the 2008 Wenchuan earthquake: Nature Geoscience, v. 2, no. 10, p. 718–724, doi:10.1038/ngeo636.</text:span></text:p>
      <text:p text:style-name="P19"><text:span text:style-name="T12"/></text:p>
      <text:p text:style-name="P19"><text:span text:style-name="T12">Suppe, J., 1983, Geometry and Kinematics of Fault-bend Folding: American Journal of Science, v. 283, p. 684–721.</text:span></text:p>
      <text:p text:style-name="P19"><text:span text:style-name="T12"/></text:p>
      <text:p text:style-name="P19"><text:span text:style-name="T12">Sutradhar, A., Paulino, G.H., and Gray, L.J., 2008, Symmetric Galerkin Boundary Element Method: Springer.</text:span></text:p>
      <text:p text:style-name="P19"><text:span text:style-name="T12"/></text:p>
      <text:p text:style-name="P19"><text:span text:style-name="T12">Taylor, M., and Yin, A., 2009, Active structures of the Himalayan-Tibetan orogen and their relationships to earthquake distribution, contemporary strain field, and Cenozoic volcanism: Geosphere, v. 5, no. 3, p. 199–214, doi:10.1130/GES00217.1.</text:span></text:p>
      <text:p text:style-name="P19"><text:soft-page-break/></text:p>
      <text:p text:style-name="P19"><text:span text:style-name="T12">Thatcher, W., 2007, Microplate model for the present-day deformation of Tibet: Journal of Geophysical Research, v. 112, no. B1, p. B01,401, doi:10.1029/2005JB004244. Thomas, A.L., 1993, Poly3D: A three-dimensional, polygonal element, displacement discontinuity boundary element computer program with applications to fractures, faults, and cavities in the Earth’s Crust [Ph.D. thesis].</text:span></text:p>
      <text:p text:style-name="P19"><text:span text:style-name="T12"/></text:p>
      <text:p text:style-name="P19"><text:span text:style-name="T12">Wang, M., Jia, D., Shaw, J.H., Hubbard, J., Lin, A., Li, Y., and Shen, L., 2013, Active Fault-Related Folding beneath an Alluvial Terrace in the Southern Longmen Shan Range Front, Sichuan Basin, China: Implications for Seismic Hazard: Bulletin of the Seismological Society of America, v. 103, no. 4, p. 2369–2385, doi:10.1785/0120120188.</text:span></text:p>
      <text:p text:style-name="P19"/>
      <text:p text:style-name="P19"><text:span text:style-name="T12">Wang, M., Jia, D., Shaw, J.H., Hubbard, J., Plesch, A., Li, Y., and Liu, B., 2014, The 2013 Lushan earthquake: Implications for seismic hazards posed by the Range Front blind thrust in the Sichuan Basin, China: Geology, v. 42, no. 10, p. 915–918, doi: 10.1130/G35809.1.</text:span></text:p>
      <text:p text:style-name="P19"><text:span text:style-name="T12"/></text:p>
      <text:p text:style-name="P19"><text:span text:style-name="T12">Xu, X., Wen, X., Yu, G., Chen, G., Klinger, Y., Hubbard, J., and Shaw, J., 2009, Coseismic reverse- and oblique-slip surface faulting generated by the 2008 Mw 7.9 Wenchuan earthquake, China: Geology, v. 37, no. 6, p. 515–518, doi:10.1130/G25462A.1.</text:span></text:p>
      <text:p text:style-name="P19"/>
      <text:p text:style-name="P18"><text:span text:style-name="T14">Zhang, Z., Wang, Y., Chen, Y., Houseman, G.a., Tian, X., Wang, E., and Teng, J., 2009, Crustal structure across Longmenshan fault belt from passive source seismic profiling: Geophysical Research Letters, v. 36, no. 17, p. L17,310, doi:10.1029/2009GL039580.</text:span></text:p>
      <text:p text:style-name="P2"><text:soft-page-break/>FIGURE CAPTIONS</text:p>
      <text:p text:style-name="P22">Figure 1. <text:span text:style-name="T16">Tectonic setting of the Mw 7.9 Wenchuan earthquake and Longmen Shan rangefront. The focal mechanism is located at the epicenter of the Wenchuan earthquake and the thick red line shows the surface trace of rupture. The thin red lines show 1 km depth contours of the fault model. GPS velocity vectors (reference) are colored red if they are included in the two-dimensional models we consider. The blue line shows the two-dimensional cross-section we study. Thin black lines indicate other significant faults in the region (Taylor and Yin, 2009)</text:span></text:p>
      <text:p text:style-name="P22"/>
      <text:p text:style-name="P23">Figure 2. GPS velocities, model geometry, and inferend slip-deficit rates. a) Observed profile-parallel horizontal observed velocities are shown in black with 68% confidence errorbars. Model-predicted velocities are shown by the red line with the surrounding gray region showing a 68% confidence interval. b) Model geometry with colors and width along the locked fault showing predicted slip-deficit rates. Because shortening is the horizontal component of slip-deficit, increasing dips near the surface lead to larger slip-deficits. c) Predicted horizontal velocity as a function of depth. Note the steep velocity gradient and corresponding strain accumulation above the end of the detachment surface. Vertical axes are exagerated in all panels</text:p>
      <text:p text:style-name="P23"/>
      <text:p text:style-name="P23">Figure 3. The depth-slip-deficit probability landscape. The upper histogram is the projection of the contour plot onto a depth histogram, demonstrating that the majority of the fault surface area lies on the deep detachment. The right histogram is the projection of the contour plot onto a slip-rate histogram showing that the majority of fault surface area is slipping at rates near 6 mm/yr.</text:p>
      <text:p text:style-name="P23"/>
      <text:p text:style-name="P23"><text:soft-page-break/>Figure 4. Earthquake recurrence intervals as a function of coseismic slip, assuming the best-fit slip rate for the Beichuan fault. The gray region indicates the uncertainty implied by the error in our shortening estimate. The discrepancy between the Wenchuan-like recurrence and the paleoseismic estimate may be due to the presence of multiple active faults in the range-fro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tyle="italic" style:font-style-asian="italic" style:font-size-complex="10pt"/>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size-complex="10pt"/>
    </style:style>
    <style:style style:name="Heading_20_3" style:display-name="Heading 3" style:family="paragraph" style:parent-style-name="Standard" style:next-style-name="Standard" style:default-outline-level="3" style:class="text">
      <style:paragraph-properties fo:keep-with-next="always"/>
      <style:text-properties fo:font-style="italic" fo:font-weight="bold" style:font-style-asian="italic" style:font-weight-asian="bold" style:font-size-complex="10pt" style:font-weight-complex="bold"/>
    </style:style>
    <style:style style:name="Heading_20_4" style:display-name="Heading 4" style:family="paragraph" style:parent-style-name="Standard" style:next-style-name="Standard" style:default-outline-level="4" style:class="text">
      <style:paragraph-properties fo:margin-left="0.25in" fo:margin-right="0in" fo:text-align="justify" style:justify-single-word="false" fo:text-indent="-0.25in" style:auto-text-indent="false" fo:keep-with-next="always"/>
      <style:text-properties fo:font-style="italic" fo:font-weight="bold" style:font-style-asian="italic" style:font-weight-asian="bold" style:font-size-complex="10pt"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Base_5f_Heading" style:display-name="Base_Heading" style:family="paragraph">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e_5f_Text" style:display-name="Base_Text" style:family="paragraph">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t_20_title" style:display-name="Art title" style:family="paragraph" style:parent-style-name="Base_5f_Heading">
      <style:text-properties fo:font-size="18pt" style:font-size-asian="18pt"/>
    </style:style>
    <style:style style:name="Right_20_Running" style:display-name="Right Running" style:family="paragraph" style:parent-style-name="Base_5f_Text"/>
    <style:style style:name="Left_20_Running" style:display-name="Left Running" style:family="paragraph" style:parent-style-name="Base_5f_Text"/>
    <style:style style:name="Author" style:family="paragraph" style:parent-style-name="Base_5f_Text">
      <style:text-properties fo:font-weight="bold" style:font-weight-asian="bold"/>
    </style:style>
    <style:style style:name="Author_20_Affiliation" style:display-name="Author Affiliation" style:family="paragraph" style:parent-style-name="Base_5f_Text">
      <style:text-properties fo:font-style="italic" style:font-style-asian="italic"/>
    </style:style>
    <style:style style:name="Correspondence" style:family="paragraph" style:parent-style-name="Base_5f_Text"/>
    <style:style style:name="Abstract" style:family="paragraph" style:parent-style-name="Base_5f_Text">
      <style:paragraph-properties fo:margin-left="0in" fo:margin-right="0in" fo:text-indent="0.5in" style:auto-text-indent="false"/>
    </style:style>
    <style:style style:name="Keywords" style:family="paragraph" style:parent-style-name="Base_5f_Text"/>
    <style:style style:name="Footnote" style:family="paragraph" style:parent-style-name="Base_5f_Text" style:class="extra"/>
    <style:style style:name="Book_20_Reference" style:display-name="Book Reference" style:family="paragraph" style:parent-style-name="Base_5f_Text"/>
    <style:style style:name="Head_20_1" style:display-name="Head 1" style:family="paragraph" style:parent-style-name="Base_5f_Heading">
      <style:text-properties fo:font-weight="bold" style:font-weight-asian="bold"/>
    </style:style>
    <style:style style:name="Head_20_2" style:display-name="Head 2" style:family="paragraph" style:parent-style-name="Base_5f_Heading">
      <style:text-properties fo:font-weight="bold" style:font-weight-asian="bold"/>
    </style:style>
    <style:style style:name="Head_20_3" style:display-name="Head 3" style:family="paragraph" style:parent-style-name="Base_5f_Heading">
      <style:text-properties fo:font-style="italic" fo:font-weight="bold" style:font-style-asian="italic" style:font-weight-asian="bold"/>
    </style:style>
    <style:style style:name="Head_20_4" style:display-name="Head 4" style:family="paragraph" style:parent-style-name="Base_5f_Heading">
      <style:paragraph-properties fo:margin-left="0.25in" fo:margin-right="0in" fo:text-indent="0in" style:auto-text-indent="false"/>
      <style:text-properties fo:font-style="italic" fo:font-weight="bold" style:font-style-asian="italic" style:font-weight-asian="bold"/>
    </style:style>
    <style:style style:name="Head_20_5" style:display-name="Head 5" style:family="paragraph" style:parent-style-name="Base_5f_Heading">
      <style:paragraph-properties fo:margin-left="0.25in" fo:margin-right="0in" fo:text-indent="0in" style:auto-text-indent="false"/>
      <style:text-properties fo:font-style="italic" style:font-style-asian="italic"/>
    </style:style>
    <style:style style:name="Body_20_Paragraph" style:display-name="Body Paragraph" style:family="paragraph" style:parent-style-name="Base_5f_Text">
      <style:paragraph-properties fo:margin-left="0in" fo:margin-right="0in" fo:text-indent="0.5in" style:auto-text-indent="false"/>
    </style:style>
    <style:style style:name="Extract" style:family="paragraph" style:parent-style-name="Base_5f_Text"/>
    <style:style style:name="Equation" style:family="paragraph" style:parent-style-name="Base_5f_Text">
      <style:paragraph-properties fo:margin-left="0.5in" fo:margin-right="0.5in" fo:text-indent="0in" style:auto-text-indent="false"/>
    </style:style>
    <style:style style:name="List_20_1" style:display-name="List 1" style:family="paragraph" style:parent-style-name="Base_5f_Text" style:class="list">
      <style:paragraph-properties fo:margin-left="0.25in" fo:margin-right="0in" fo:text-indent="-0.25in" style:auto-text-indent="false"/>
    </style:style>
    <style:style style:name="List_20_2" style:display-name="List 2" style:family="paragraph" style:parent-style-name="Base_5f_Text" style:class="list">
      <style:paragraph-properties fo:margin-left="0.5in" fo:margin-right="0in" fo:text-indent="-0.25in" style:auto-text-indent="false"/>
    </style:style>
    <style:style style:name="Bullet_20_text" style:display-name="Bullet text" style:family="paragraph" style:parent-style-name="Base_5f_Text">
      <style:paragraph-properties fo:margin-left="0.25in" fo:margin-right="0in" fo:text-indent="-0.25in" style:auto-text-indent="false"/>
    </style:style>
    <style:style style:name="Table_20_Title" style:display-name="Table Title" style:family="paragraph" style:parent-style-name="Base_5f_Text">
      <style:paragraph-properties fo:text-align="center" style:justify-single-word="false"/>
      <style:text-properties fo:font-size="8pt" style:font-size-asian="8pt"/>
    </style:style>
    <style:style style:name="Table_20_Head" style:display-name="Table Head" style:family="paragraph" style:parent-style-name="Base_5f_Text">
      <style:paragraph-properties fo:text-align="center" style:justify-single-word="false"/>
      <style:text-properties fo:font-size="8pt" style:font-size-asian="8pt"/>
    </style:style>
    <style:style style:name="Table_20_Body" style:display-name="Table Body" style:family="paragraph" style:parent-style-name="Base_5f_Text">
      <style:paragraph-properties fo:text-align="center" style:justify-single-word="false"/>
      <style:text-properties fo:font-size="8pt" style:font-size-asian="8pt"/>
    </style:style>
    <style:style style:name="Table_20_Footnote" style:display-name="Table Footnote" style:family="paragraph" style:parent-style-name="Base_5f_Text">
      <style:paragraph-properties fo:margin-left="0.5in" fo:margin-right="0in" fo:text-indent="0in" style:auto-text-indent="false"/>
      <style:text-properties fo:font-size="8pt" style:font-size-asian="8pt"/>
    </style:style>
    <style:style style:name="Acknowledgment" style:family="paragraph" style:parent-style-name="Base_5f_Text">
      <style:paragraph-properties fo:margin-left="0.25in" fo:margin-right="0in" fo:text-indent="0.5in" style:auto-text-indent="false"/>
    </style:style>
    <style:style style:name="Appendix" style:family="paragraph" style:parent-style-name="Base_5f_Text"/>
    <style:style style:name="Tagline" style:family="paragraph" style:parent-style-name="Base_5f_Text"/>
    <style:style style:name="References" style:family="paragraph" style:parent-style-name="Base_5f_Text">
      <style:paragraph-properties fo:margin-left="0.3in" fo:margin-right="0in" fo:text-indent="-0.3in" style:auto-text-indent="false"/>
    </style:style>
    <style:style style:name="Note_20_in_20_Proof" style:display-name="Note in Proof" style:family="paragraph" style:parent-style-name="Base_5f_Text">
      <style:text-properties fo:font-style="italic" style:font-style-asian="italic"/>
    </style:style>
    <style:style style:name="Abstract_20_Head" style:display-name="Abstract Head" style:family="paragraph" style:parent-style-name="Base_5f_Heading">
      <style:text-properties fo:font-weight="bold" style:font-weight-asian="bold"/>
    </style:style>
    <style:style style:name="Appendix_20_Head" style:display-name="Appendix Head" style:family="paragraph" style:parent-style-name="Base_5f_Heading">
      <style:text-properties fo:font-weight="bold" style:font-weight-asian="bold"/>
    </style:style>
    <style:style style:name="Reference_20_Head" style:display-name="Reference Head" style:family="paragraph" style:parent-style-name="Base_5f_Heading">
      <style:text-properties fo:font-weight="bold" style:font-weight-asian="bold"/>
    </style:style>
    <style:style style:name="Acknowledgment_20_Head" style:display-name="Acknowledgment Head" style:family="paragraph" style:parent-style-name="Base_5f_Heading">
      <style:text-properties fo:font-weight="bold" style:font-weight-asian="bold"/>
    </style:style>
    <style:style style:name="Figure_20_Caption" style:display-name="Figure Caption" style:family="paragraph" style:parent-style-name="Base_5f_Text"/>
    <style:style style:name="Endnote" style:family="paragraph" style:parent-style-name="Base_5f_Text" style:class="extra"/>
    <style:style style:name="Flush_20_Paragraph" style:display-name="Flush Paragraph" style:family="paragraph" style:parent-style-name="Base_5f_Text"/>
    <style:style style:name="Appendix_20_H2" style:display-name="Appendix H2" style:family="paragraph" style:parent-style-name="Base_5f_Heading">
      <style:text-properties fo:font-weight="bold" style:font-weight-asian="bold"/>
    </style:style>
    <style:style style:name="Appendix_20_H3" style:display-name="Appendix H3" style:family="paragraph" style:parent-style-name="Base_5f_Heading">
      <style:text-properties fo:font-weight="bold" style:font-weight-asian="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_20_body_20_indent" style:display-name="Text body indent" style:family="paragraph" style:parent-style-name="Standard" style:class="text">
      <style:paragraph-properties fo:margin-left="0.25in" fo:margin-right="0in" fo:text-indent="-0.25in" style:auto-text-indent="false"/>
      <style:text-properties style:font-size-complex="10pt"/>
    </style:style>
    <style:style style:name="Body_20_Text_20_Indent_20_2" style:display-name="Body Text Indent 2" style:family="paragraph" style:parent-style-name="Standard">
      <style:paragraph-properties fo:margin-left="0.25in" fo:margin-right="0in" fo:text-align="justify" style:justify-single-word="false" fo:text-indent="-0.25in" style:auto-text-indent="false"/>
      <style:text-properties style:font-size-complex="10pt"/>
    </style:style>
    <style:style style:name="Body_20_Text_20_Indent_20_3" style:display-name="Body Text Indent 3" style:family="paragraph" style:parent-style-name="Standard">
      <style:paragraph-properties fo:margin-left="0.25in" fo:margin-right="0in" fo:text-indent="-0.2in" style:auto-text-indent="false"/>
      <style:text-properties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Line_20_numbering" style:display-name="Line numbering" style:family="text" style:parent-style-name="Default_20_Paragraph_20_Font"/>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bib_5f_base" style:display-name="bib_base" style:family="text">
      <style:text-properties fo:font-size="12pt" style:font-size-asian="12pt"/>
    </style:style>
    <style:style style:name="bib_5f_article" style:display-name="bib_article" style:family="text" style:parent-style-name="bib_5f_base">
      <style:text-properties fo:background-color="#00ffff"/>
    </style:style>
    <style:style style:name="bib_5f_doi" style:display-name="bib_doi" style:family="text" style:parent-style-name="bib_5f_base">
      <style:text-properties fo:background-color="#00ff00"/>
    </style:style>
    <style:style style:name="bib_5f_etal" style:display-name="bib_etal" style:family="text" style:parent-style-name="bib_5f_base">
      <style:text-properties fo:background-color="#008080"/>
    </style:style>
    <style:style style:name="bib_5f_fname" style:display-name="bib_fname" style:family="text" style:parent-style-name="bib_5f_base">
      <style:text-properties fo:background-color="#ffff00"/>
    </style:style>
    <style:style style:name="bib_5f_fpage" style:display-name="bib_fpage" style:family="text" style:parent-style-name="bib_5f_base">
      <style:text-properties fo:background-color="#808080"/>
    </style:style>
    <style:style style:name="bib_5f_issue" style:display-name="bib_issue" style:family="text" style:parent-style-name="bib_5f_base">
      <style:text-properties fo:background-color="#ffff00"/>
    </style:style>
    <style:style style:name="bib_5f_journal" style:display-name="bib_journal" style:family="text" style:parent-style-name="bib_5f_base">
      <style:text-properties fo:background-color="#808000"/>
    </style:style>
    <style:style style:name="bib_5f_lpage" style:display-name="bib_lpage" style:family="text" style:parent-style-name="bib_5f_base">
      <style:text-properties fo:background-color="#808080"/>
    </style:style>
    <style:style style:name="bib_5f_number" style:display-name="bib_number" style:family="text" style:parent-style-name="bib_5f_base"/>
    <style:style style:name="bib_5f_organization" style:display-name="bib_organization" style:family="text" style:parent-style-name="bib_5f_base">
      <style:text-properties fo:background-color="#808000"/>
    </style:style>
    <style:style style:name="bib_5f_suppl" style:display-name="bib_suppl" style:family="text" style:parent-style-name="bib_5f_base">
      <style:text-properties fo:background-color="#ffff00"/>
    </style:style>
    <style:style style:name="bib_5f_surname" style:display-name="bib_surname" style:family="text" style:parent-style-name="bib_5f_base">
      <style:text-properties fo:background-color="#ffff00"/>
    </style:style>
    <style:style style:name="bib_5f_unpubl" style:display-name="bib_unpubl" style:family="text" style:parent-style-name="bib_5f_base"/>
    <style:style style:name="bib_5f_url" style:display-name="bib_url" style:family="text" style:parent-style-name="bib_5f_base">
      <style:text-properties fo:background-color="#00ff00"/>
    </style:style>
    <style:style style:name="bib_5f_volume" style:display-name="bib_volume" style:family="text" style:parent-style-name="bib_5f_base">
      <style:text-properties fo:background-color="#00ff00"/>
    </style:style>
    <style:style style:name="bib_5f_year" style:display-name="bib_year" style:family="text" style:parent-style-name="bib_5f_base">
      <style:text-properties fo:background-color="#ff00ff"/>
    </style:style>
    <style:style style:name="cite_5f_base" style:display-name="cite_base" style:family="text">
      <style:text-properties fo:font-size="12pt" style:font-size-asian="12pt"/>
    </style:style>
    <style:style style:name="cite_5f_bib" style:display-name="cite_bib" style:family="text" style:parent-style-name="cite_5f_base">
      <style:text-properties fo:background-color="#00ffff"/>
    </style:style>
    <style:style style:name="cite_5f_box" style:display-name="cite_box" style:family="text" style:parent-style-name="cite_5f_base"/>
    <style:style style:name="cite_5f_fig" style:display-name="cite_fig" style:family="text" style:parent-style-name="cite_5f_base">
      <style:text-properties fo:color="#000000" fo:background-color="#00ff00"/>
    </style:style>
    <style:style style:name="cite_5f_tbl" style:display-name="cite_tbl" style:family="text" style:parent-style-name="cite_5f_base">
      <style:text-properties fo:color="#000000" fo:background-color="#ff00ff"/>
    </style:style>
    <style:style style:name="bib_5f_deg" style:display-name="bib_deg" style:family="text" style:parent-style-name="bib_5f_base"/>
    <style:style style:name="bib_5f_suffix" style:display-name="bib_suffix" style:family="text" style:parent-style-name="bib_5f_base"/>
    <style:style style:name="bib_5f_comment" style:display-name="bib_comment" style:family="text" style:parent-style-name="bib_5f_base"/>
    <style:style style:name="au_5f_base" style:display-name="au_base" style:family="text">
      <style:text-properties fo:font-size="12pt" style:font-size-asian="12pt"/>
    </style:style>
    <style:style style:name="au_5f_deg" style:display-name="au_deg" style:family="text" style:parent-style-name="au_5f_base">
      <style:text-properties fo:background-color="#ffff00"/>
    </style:style>
    <style:style style:name="au_5f_fname" style:display-name="au_fname" style:family="text" style:parent-style-name="au_5f_base">
      <style:text-properties fo:background-color="#00ffff"/>
    </style:style>
    <style:style style:name="au_5f_role" style:display-name="au_role" style:family="text" style:parent-style-name="au_5f_base">
      <style:text-properties fo:background-color="#808000"/>
    </style:style>
    <style:style style:name="au_5f_suffix" style:display-name="au_suffix" style:family="text" style:parent-style-name="au_5f_base">
      <style:text-properties fo:background-color="#ff00ff"/>
    </style:style>
    <style:style style:name="au_5f_surname" style:display-name="au_surname" style:family="text" style:parent-style-name="au_5f_base">
      <style:text-properties fo:background-color="#00ff00"/>
    </style:style>
    <style:style style:name="cite_5f_fn" style:display-name="cite_fn" style:family="text" style:parent-style-name="cite_5f_base">
      <style:text-properties fo:color="#000000" style:text-position="super 58%" fo:background-color="#ff0000"/>
    </style:style>
    <style:style style:name="au_5f_collab" style:display-name="au_collab" style:family="text" style:parent-style-name="au_5f_base">
      <style:text-properties fo:background-color="#c0c0c0"/>
    </style:style>
    <style:style style:name="bib_5f_medline" style:display-name="bib_medline" style:family="text" style:parent-style-name="bib_5f_base"/>
    <style:style style:name="cite_5f_en" style:display-name="cite_en" style:family="text" style:parent-style-name="cite_5f_base">
      <style:text-properties style:text-position="super 58%" fo:background-color="#ffff00"/>
    </style:style>
    <style:style style:name="eq_5f_no" style:display-name="eq_no" style:family="text" style:parent-style-name="cite_5f_bas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fo:font-style="italic" fo:font-weight="bold" style:font-size-asian="12pt" style:font-style-asian="italic"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style="italic" fo:font-weight="bold" style:font-size-asian="12pt" style:font-style-asian="italic" style:font-weight-asian="bold" style:font-name-complex="Times New Roman" style:font-family-complex="'Times New Roman'" style:font-family-generic-complex="roman" style:font-pitch-complex="variable" style:font-weight-complex="bold"/>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2_20_Char" style:display-name="Body Text Indent 2 Char" style:family="text" style:parent-style-name="Default_20_Paragraph_20_Fon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Body_20_Text_20_Indent_20_3_20_Char" style:display-name="Body Text Indent 3 Char" style:family="text" style:parent-style-name="Default_20_Paragraph_20_Fon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hibbard</meta:initial-creator>
    <meta:creation-date>2009-05-22T16:15:00</meta:creation-date>
    <dc:date>2014-11-26T17:19:25.228538979</dc:date>
    <meta:print-date>2009-05-11T18:25:00</meta:print-date>
    <meta:editing-cycles>5</meta:editing-cycles>
    <meta:editing-duration>PT45M</meta:editing-duration>
    <meta:document-statistic meta:table-count="0" meta:image-count="0" meta:object-count="0" meta:page-count="21" meta:paragraph-count="91" meta:word-count="5208" meta:character-count="34701" meta:non-whitespace-character-count="29277"/>
    <meta:generator>LibreOffice/4.2.6.3$Linux_X86_64 LibreOffice_project/420m0$Build-3</meta:generator>
    <meta:user-defined meta:name="ArticleID">Template</meta:user-defined>
    <meta:user-defined meta:name="AutoRedact State">ready</meta:user-defined>
    <meta:user-defined meta:name="CheckHeader">T</meta:user-defined>
    <meta:user-defined meta:name="PreEdit Baseline Path">C:\Documents and Settings\bhibbard\Desktop\GSA template$base.doc</meta:user-defined>
    <meta:user-defined meta:name="PreEdit Baseline Timestamp" meta:value-type="string">3/19/2009 10:40:51 AM</meta:user-defined>
    <meta:user-defined meta:name="PreEdit Up-Front Loss" meta:value-type="string">complete</meta:user-defined>
    <meta:user-defined meta:name="eXtyles" meta:value-type="string">active</meta:user-defined>
    <meta:user-defined meta:name="ex _eXtylesBuild" meta:value-type="string">1770</meta:user-defined>
    <meta:user-defined meta:name="ex_CleanUp" meta:value-type="string">CleanUpComplete</meta:user-defined>
    <meta:user-defined meta:name="ex_FontAudit" meta:value-type="string">APComplete</meta:user-defined>
    <meta:user-defined meta:name="ex_StyleRefs" meta:value-type="string">APComplete</meta:user-defined>
    <meta:user-defined meta:name="ex_WordVersion" meta:value-type="string">12.0</meta:user-defined>
    <meta:user-defined meta:name="iceFileName" meta:value-type="string">GSA template.dot</meta:user-defined>
    <meta:user-defined meta:name="iceJABR" meta:value-type="string">GEOL</meta:user-defined>
    <meta:user-defined meta:name="iceJournal" meta:value-type="string">GEOL: Geology</meta:user-defined>
    <meta:user-defined meta:name="iceJournalName" meta:value-type="string"> Geology</meta:user-defined>
    <meta:user-defined meta:name="icePublisher" meta:value-type="string">GSA</meta:user-defined>
    <meta:user-defined meta:name="iceType" meta:value-type="string">Original Article</meta:user-defined>
    <meta:user-defined meta:name="x_t" meta:value-type="boolean">true</meta:user-defined>
  </office:meta>
</office:document-meta>
</file>